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6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T1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cm" svg:y1="0.1cm" svg:x2="0.6cm" svg:y2="2.1cm">
            <text:p/>
          </draw:line>
          <draw:path draw:style-name="gr1" draw:text-style-name="P1" draw:layer="layout" svg:width="0.706cm" svg:height="0.423cm" draw:transform="rotate (-0.785398163397448) translate (0.449999999999996cm 0.900000000000001cm)" svg:viewBox="0 0 707 424" svg:d="M0 424c141 0 141 0 141 0l425-424h141">
            <text:p/>
          </draw:path>
          <draw:custom-shape draw:style-name="gr2" draw:text-style-name="P2" draw:layer="layout" svg:width="0.6cm" svg:height="0.5cm" svg:x="0.3cm" svg:y="0.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1" draw:text-style-name="P1" draw:layer="layout" svg:width="0.706cm" svg:height="0.423cm" draw:transform="rotate (-0.785398163397448) translate (0.549999999999996cm 1cm)" svg:viewBox="0 0 707 424" svg:d="M0 424c141 0 141 0 141 0l425-424h141">
            <text:p/>
          </draw:path>
        </draw:g>
        <draw:frame draw:style-name="gr3" draw:text-style-name="P3" draw:layer="layout" svg:width="0.862cm" svg:height="0.6cm" svg:x="0.5cm" svg:y="0.2cm">
          <draw:text-box>
            <text:p><text:span text:style-name="T1">D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2cm" fo:page-height="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9T10:28:20.870000000</meta:creation-date>
    <dc:date>2021-07-09T10:30:19.738000000</dc:date>
    <meta:editing-duration>PT1M59S</meta:editing-duration>
    <meta:editing-cycles>2</meta:editing-cycles>
    <meta:generator>LibreOffice/6.4.4.2$Windows_X86_64 LibreOffice_project/3d775be2011f3886db32dfd395a6a6d1ca2630ff</meta:generator>
    <meta:document-statistic meta:object-count="6"/>
  </office:meta>
</office:document-meta>
</file>